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</office:font-face-decls>
  <office:automatic-styles>
    <style:style style:name="P1" style:family="paragraph" style:parent-style-name="Preformatted_20_Text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Arial" fo:font-size="12pt" officeooo:rsid="001f65a2" officeooo:paragraph-rsid="001f65a2" style:font-size-asian="12pt" style:font-size-complex="12pt"/>
    </style:style>
    <style:style style:name="P5" style:family="paragraph" style:parent-style-name="Preformatted_20_Text">
      <style:paragraph-properties fo:break-before="pag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text-indent="0cm" style:auto-text-indent="false" fo:break-before="pag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Arial" fo:font-size="12pt" style:text-underline-style="none" fo:font-weight="normal" officeooo:rsid="001ff43c" officeooo:paragraph-rsid="001ff43c" style:font-size-asian="12pt" style:font-weight-asian="normal" style:font-size-complex="12pt" style:font-weight-complex="normal"/>
    </style:style>
    <style:style style:name="P10" style:family="paragraph" style:parent-style-name="Preformatted_20_Text">
      <style:paragraph-properties fo:break-before="page"/>
    </style:style>
    <style:style style:name="P11" style:family="paragraph" style:parent-style-name="Preformatted_20_Text">
      <style:text-properties fo:color="#000000" loext:opacity="100%" style:font-name="Arial" fo:font-size="12pt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2pt" officeooo:paragraph-rsid="001f65a2" style:font-size-asian="12pt" style:font-size-complex="12pt"/>
    </style:style>
    <style:style style:name="P13" style:family="paragraph" style:parent-style-name="Standard">
      <style:text-properties fo:color="#000000" loext:opacity="100%" style:font-name="Arial" fo:font-size="12pt" style:font-size-asian="12pt" style:font-size-complex="12pt"/>
    </style:style>
    <style:style style:name="P14" style:family="paragraph" style:parent-style-name="Standard">
      <style:text-properties fo:color="#000000" loext:opacity="100%" style:font-name="JetBrains Mono" fo:font-size="12pt" style:font-size-asian="12pt" style:font-size-complex="12pt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fo:color="#000000" loext:opacity="100%" style:font-name="JetBrains Mono" fo:font-size="12pt" officeooo:paragraph-rsid="001f65a2" style:font-size-asian="12pt" style:font-size-complex="12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JetBrains Mono" fo:font-size="12pt" officeooo:paragraph-rsid="001f65a2" style:font-size-asian="12pt" style:font-size-complex="12pt"/>
    </style:style>
    <style:style style:name="P17" style:family="paragraph" style:parent-style-name="Preformatted_20_Text">
      <style:text-properties officeooo:paragraph-rsid="001f65a2"/>
    </style:style>
    <style:style style:name="P18" style:family="paragraph" style:parent-style-name="Preformatted_20_Text">
      <style:text-properties style:font-name="JetBrains Mono" fo:font-size="12pt" style:font-size-asian="12pt" style:font-size-complex="12pt"/>
    </style:style>
    <style:style style:name="P19" style:family="paragraph" style:parent-style-name="Standard">
      <loext:graphic-properties draw:fill="solid" draw:fill-color="#ffffff"/>
      <style:paragraph-properties fo:margin-left="0cm" fo:margin-right="0cm" fo:text-indent="0cm" style:auto-text-indent="false" fo:background-color="#ffffff" fo:padding="0cm" fo:border="none" style:shadow="none"/>
      <style:text-properties style:font-name="JetBrains Mono" fo:font-size="12pt" officeooo:rsid="001f65a2" officeooo:paragraph-rsid="001f65a2" style:font-size-asian="12pt" style:font-size-complex="12pt"/>
    </style:style>
    <style:style style:name="P20" style:family="paragraph" style:parent-style-name="Standard">
      <style:text-properties style:font-name="JetBrains Mono" fo:font-size="12pt" style:font-size-asian="12pt" style:font-size-complex="12pt"/>
    </style:style>
    <style:style style:name="P21" style:family="paragraph" style:parent-style-name="Standard">
      <style:text-properties style:font-name="JetBrains Mono" fo:font-size="12pt" officeooo:paragraph-rsid="001f65a2" style:font-size-asian="12pt" style:font-size-complex="12pt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style:font-name="JetBrains Mono" fo:font-size="12pt" officeooo:paragraph-rsid="001f65a2" style:font-size-asian="12pt" style:font-size-complex="12pt"/>
    </style:style>
    <style:style style:name="P23" style:family="paragraph" style:parent-style-name="Standard">
      <style:paragraph-properties fo:margin-left="2.501cm" fo:margin-right="0cm" fo:text-indent="0cm" style:auto-text-indent="false"/>
      <style:text-properties style:font-name="JetBrains Mono" fo:font-size="12pt" officeooo:paragraph-rsid="001f65a2" style:font-size-asian="12pt" style:font-size-complex="12pt"/>
    </style:style>
    <style:style style:name="P24" style:family="paragraph" style:parent-style-name="Preformatted_20_Text">
      <style:text-properties officeooo:paragraph-rsid="001ff43c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color="#bbbbbb" loext:opacity="100%" style:font-name="Arial" fo:font-size="12pt" officeooo:rsid="001f65a2" officeooo:paragraph-rsid="001f65a2" style:font-size-asian="12pt" style:font-size-complex="12pt"/>
    </style:style>
    <style:style style:name="P26" style:family="paragraph" style:parent-style-name="Standard">
      <style:text-properties fo:color="#000000" loext:opacity="100%" style:font-name="JetBrains Mono" fo:font-size="12pt" style:font-size-asian="12pt" style:font-size-complex="12pt"/>
    </style:style>
    <style:style style:name="P27" style:family="paragraph" style:parent-style-name="Standard">
      <style:paragraph-properties fo:margin-left="1.27cm" fo:margin-right="0cm" fo:text-indent="0cm" style:auto-text-indent="false"/>
      <style:text-properties fo:color="#000000" loext:opacity="100%" style:font-name="JetBrains Mono" fo:font-size="12pt" style:font-size-asian="12pt" style:font-size-complex="12pt"/>
    </style:style>
    <style:style style:name="P28" style:family="paragraph" style:parent-style-name="Standard">
      <loext:graphic-properties draw:fill="solid" draw:fill-color="#ffffff"/>
      <style:paragraph-properties fo:margin-left="0cm" fo:margin-right="0cm" fo:text-indent="0cm" style:auto-text-indent="false" fo:background-color="#ffffff" fo:padding="0cm" fo:border="none" style:shadow="none"/>
      <style:text-properties fo:color="#bbbbbb" loext:opacity="100%" style:font-name="JetBrains Mono" fo:font-size="12pt" fo:font-style="normal" fo:font-weight="normal" officeooo:rsid="001f65a2" officeooo:paragraph-rsid="001f65a2" style:font-size-asian="12pt" style:font-style-asian="normal" style:font-weight-asian="normal" style:font-size-complex="12pt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Arial" fo:font-size="12pt" officeooo:rsid="00221c2c" officeooo:paragraph-rsid="00221c2c" style:font-size-asian="12pt" style:font-size-complex="12pt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style:font-name="Arial" fo:font-size="12pt" style:font-size-asian="12pt" style:font-size-complex="12pt"/>
    </style:style>
    <style:style style:name="T5" style:family="text">
      <style:text-properties fo:color="#000000" loext:opacity="100%" style:font-name="Arial" fo:font-size="12pt" officeooo:rsid="001f65a2" style:font-size-asian="12pt" style:font-size-complex="12pt"/>
    </style:style>
    <style:style style:name="T6" style:family="text">
      <style:text-properties fo:color="#000000" loext:opacity="100%" style:font-name="Arial" fo:font-size="12pt" officeooo:rsid="001ff43c" style:font-size-asian="12pt" style:font-size-complex="12pt"/>
    </style:style>
    <style:style style:name="T7" style:family="text">
      <style:text-properties fo:color="#000000" loext:opacity="100%" fo:font-style="normal" fo:font-weight="normal" style:font-style-asian="normal" style:font-weight-asian="normal"/>
    </style:style>
    <style:style style:name="T8" style:family="text">
      <style:text-properties fo:color="#000000" loext:opacity="100%" fo:font-style="italic" fo:font-weight="normal" style:font-style-asian="italic" style:font-weight-asian="normal"/>
    </style:style>
    <style:style style:name="T9" style:family="text">
      <style:text-properties fo:color="#000000" loext:opacity="100%" style:font-name="JetBrains Mono" fo:font-size="12pt" style:font-size-asian="12pt" style:font-size-complex="12pt"/>
    </style:style>
    <style:style style:name="T10" style:family="text">
      <style:text-properties fo:color="#666666" loext:opacity="100%"/>
    </style:style>
    <style:style style:name="T11" style:family="text">
      <style:text-properties fo:color="#666666" loext:opacity="100%" officeooo:rsid="001f65a2"/>
    </style:style>
    <style:style style:name="T12" style:family="text">
      <style:text-properties fo:color="#666666" loext:opacity="100%" fo:font-style="italic" fo:font-weight="normal" style:font-style-asian="italic" style:font-weight-asian="normal"/>
    </style:style>
    <style:style style:name="T13" style:family="text">
      <style:text-properties fo:color="#666666" loext:opacity="100%" style:font-name="JetBrains Mono" fo:font-size="12pt" style:font-size-asian="12pt" style:font-size-complex="12pt"/>
    </style:style>
    <style:style style:name="T14" style:family="text">
      <style:text-properties fo:color="#008000" loext:opacity="100%"/>
    </style:style>
    <style:style style:name="T15" style:family="text">
      <style:text-properties fo:color="#008000" loext:opacity="100%" fo:font-style="normal" fo:font-weight="normal" style:font-style-asian="normal" style:font-weight-asian="normal"/>
    </style:style>
    <style:style style:name="T16" style:family="text">
      <style:text-properties fo:color="#008000" loext:opacity="100%" fo:font-style="italic" fo:font-weight="normal" style:font-style-asian="italic" style:font-weight-asian="normal"/>
    </style:style>
    <style:style style:name="T17" style:family="text">
      <style:text-properties fo:color="#008000" loext:opacity="100%" style:font-name="JetBrains Mono" fo:font-size="12pt" style:font-size-asian="12pt" style:font-size-complex="12pt"/>
    </style:style>
    <style:style style:name="T18" style:family="text">
      <style:text-properties fo:color="#b00040" loext:opacity="100%"/>
    </style:style>
    <style:style style:name="T19" style:family="text">
      <style:text-properties fo:color="#b00040" loext:opacity="100%" style:font-name="JetBrains Mono" fo:font-size="12pt" style:font-size-asian="12pt" style:font-size-complex="12pt"/>
    </style:style>
    <style:style style:name="T20" style:family="text">
      <style:text-properties fo:color="#0000ff" loext:opacity="100%"/>
    </style:style>
    <style:style style:name="T21" style:family="text">
      <style:text-properties fo:color="#0000ff" loext:opacity="100%" style:font-name="JetBrains Mono" fo:font-size="12pt" style:font-size-asian="12pt" style:font-size-complex="12pt"/>
    </style:style>
    <style:style style:name="T22" style:family="text">
      <style:text-properties fo:color="#3d7b7b" loext:opacity="100%"/>
    </style:style>
    <style:style style:name="T23" style:family="text">
      <style:text-properties fo:color="#687822" loext:opacity="100%"/>
    </style:style>
    <style:style style:name="T24" style:family="text">
      <style:text-properties fo:color="#687822" loext:opacity="100%" style:font-name="JetBrains Mono" fo:font-size="12pt" style:font-size-asian="12pt" style:font-size-complex="12pt"/>
    </style:style>
    <style:style style:name="T25" style:family="text">
      <style:text-properties fo:color="#ba2121" loext:opacity="100%"/>
    </style:style>
    <style:style style:name="T26" style:family="text">
      <style:text-properties fo:color="#ba2121" loext:opacity="100%" style:font-name="JetBrains Mono" fo:font-size="12pt" style:font-size-asian="12pt" style:font-size-complex="12pt"/>
    </style:style>
    <style:style style:name="T27" style:family="text">
      <style:text-properties officeooo:rsid="001f65a2"/>
    </style:style>
    <style:style style:name="T28" style:family="text">
      <style:text-properties fo:color="#0033b3" loext:opacity="100%" fo:font-style="normal" fo:font-weight="normal" style:font-style-asian="normal" style:font-weight-asian="normal"/>
    </style:style>
    <style:style style:name="T29" style:family="text">
      <style:text-properties fo:color="#bbbbbb" loext:opacity="100%"/>
    </style:style>
    <style:style style:name="T30" style:family="text">
      <style:text-properties fo:color="#bbbbbb" loext:opacity="100%" fo:font-style="normal" fo:font-weight="normal" style:font-style-asian="normal" style:font-weight-asian="normal"/>
    </style:style>
    <style:style style:name="T31" style:family="text">
      <style:text-properties fo:color="#bbbbbb" loext:opacity="100%" fo:font-style="italic" fo:font-weight="normal" style:font-style-asian="italic" style:font-weight-asian="normal"/>
    </style:style>
    <style:style style:name="T32" style:family="text">
      <style:text-properties officeooo:rsid="001ff43c"/>
    </style:style>
    <style:style style:name="T33" style:family="text">
      <style:text-properties officeooo:rsid="00221c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ssion: Exceptions in Java</text:p>
      <text:p text:style-name="P2"/>
      <text:p text:style-name="P8">1. What is wrong with this code? </text:p>
      <text:p text:style-name="P2"/>
      <text:p text:style-name="P21"><text:bookmark-start text:name="__DdeLink__279_365182191"/><text:span text:style-name="T14">public</text:span><text:span text:style-name="T3"> </text:span><text:span text:style-name="T18">void</text:span><text:span text:style-name="T3"> </text:span><text:span text:style-name="T20">Foo</text:span><text:span text:style-name="T3"> () <text:s/>}</text:span></text:p>
      <text:p text:style-name="P22"><text:span text:style-name="T14">try</text:span><text:span text:style-name="T3"> {</text:span></text:p>
      <text:p text:style-name="P22"><text:span text:style-name="T3"><text:s text:c="2"/>lock() </text:span><text:span text:style-name="T22">// lock some resource </text:span></text:p>
      <text:p text:style-name="P22"><text:span text:style-name="T3"><text:s text:c="2"/></text:span><text:span text:style-name="T22">// open some resource </text:span></text:p>
      <text:p text:style-name="P22"><text:span text:style-name="T3"><text:s text:c="2"/></text:span><text:span text:style-name="T22">// try to change some things</text:span></text:p>
      <text:p text:style-name="P22"><text:span text:style-name="T3"><text:s text:c="2"/></text:span><text:span text:style-name="T22">// fool around a bit </text:span></text:p>
      <text:p text:style-name="P15">}</text:p>
      <text:p text:style-name="P22"><text:span text:style-name="T14">catch</text:span><text:span text:style-name="T3"> (Exception e) <text:s text:c="2"/>{</text:span></text:p>
      <text:p text:style-name="P15">}</text:p>
      <text:p text:style-name="P22"><text:span text:style-name="T14">catch</text:span><text:span text:style-name="T3"> (ConcurrentModificationException e) {</text:span></text:p>
      <text:p text:style-name="P22"><text:span text:style-name="T3"><text:tab/><text:tab/>System.</text:span><text:span text:style-name="T23">out</text:span><text:span text:style-name="T3">.</text:span><text:span text:style-name="T23">println</text:span><text:span text:style-name="T3">(„ bad stuff going on today</text:span><text:span text:style-name="T10">!</text:span><text:span text:style-name="T3">“)</text:span></text:p>
      <text:p text:style-name="P15">}</text:p>
      <text:p text:style-name="P22"><text:span text:style-name="T14">finally</text:span><text:span text:style-name="T3"> {</text:span></text:p>
      <text:p text:style-name="P23"><text:span text:style-name="T14">return</text:span><text:span text:style-name="T3">;</text:span></text:p>
      <text:p text:style-name="P15">}</text:p>
      <text:p text:style-name="P16">}<text:bookmark text:name="__DdeLink__279_36518219"/><text:bookmark-end text:name="__DdeLink__279_365182191"/></text:p>
      <text:p text:style-name="P16"/>
      <text:p text:style-name="P12"/>
      <text:p text:style-name="P12">- <text:span text:style-name="T27">Nothing happens upon an Exception</text:span></text:p>
      <text:p text:style-name="P12">- <text:span text:style-name="T27">ConcurrentModificationException won’t be catched separately as Exception is catched before</text:span></text:p>
      <text:p text:style-name="P12">- <text:span text:style-name="T27">Bad logging („bad stuff going on today</text:span><text:span text:style-name="T11">!</text:span><text:span text:style-name="T27">“)</text:span></text:p>
      <text:p text:style-name="P12">- <text:span text:style-name="T33">return in finally is bad practice</text:span></text:p>
      <text:p text:style-name="P6">2. What will be the output of the program?</text:p>
      <text:p text:style-name="P3"/>
      <text:p text:style-name="P17"><text:bookmark-start text:name="__DdeLink__365_2989882708"/><text:bookmark-start text:name="__DdeLink__277_36518219"/><text:span text:style-name="Source_20_Text"><text:span text:style-name="T17">public</text:span></text:span><text:span text:style-name="Source_20_Text"><text:span text:style-name="T9"> </text:span></text:span><text:span text:style-name="Source_20_Text"><text:span text:style-name="T17">class</text:span></text:span><text:span text:style-name="Source_20_Text"><text:span text:style-name="T9"> </text:span></text:span><text:span text:style-name="Source_20_Text"><text:span text:style-name="T21">TestException</text:span></text:span><text:span text:style-name="Source_20_Text"><text:span text:style-name="T9"> </text:span></text:span></text:p>
      <text:p text:style-name="P17"><text:span text:style-name="Source_20_Text"><text:span text:style-name="T9">{</text:span></text:span></text:p>
      <text:p text:style-name="Preformatted_20_Text"><text:span text:style-name="Source_20_Text"><text:span text:style-name="T9"><text:s text:c="4"/></text:span></text:span><text:span text:style-name="Source_20_Text"><text:span text:style-name="T17">public</text:span></text:span><text:span text:style-name="Source_20_Text"><text:span text:style-name="T9"> </text:span></text:span><text:span text:style-name="Source_20_Text"><text:span text:style-name="T17">static</text:span></text:span><text:span text:style-name="Source_20_Text"><text:span text:style-name="T9"> </text:span></text:span><text:span text:style-name="Source_20_Text"><text:span text:style-name="T19">void</text:span></text:span><text:span text:style-name="Source_20_Text"><text:span text:style-name="T9"> </text:span></text:span><text:span text:style-name="Source_20_Text"><text:span text:style-name="T21">badCall</text:span></text:span><text:span text:style-name="Source_20_Text"><text:span text:style-name="T9">() </text:span></text:span></text:p>
      <text:p text:style-name="Preformatted_20_Text"><text:span text:style-name="Source_20_Text"><text:span text:style-name="T9"><text:s text:c="4"/>{</text:span></text:span></text:p>
      <text:p text:style-name="Preformatted_20_Text"><text:span text:style-name="Source_20_Text"><text:span text:style-name="T9"><text:s text:c="8"/>System.</text:span></text:span><text:span text:style-name="Source_20_Text"><text:span text:style-name="T24">out</text:span></text:span><text:span text:style-name="Source_20_Text"><text:span text:style-name="T9">.</text:span></text:span><text:span text:style-name="Source_20_Text"><text:span text:style-name="T24">print</text:span></text:span><text:span text:style-name="Source_20_Text"><text:span text:style-name="T9">(</text:span></text:span><text:span text:style-name="Source_20_Text"><text:span text:style-name="T26">"throwing it "</text:span></text:span><text:span text:style-name="Source_20_Text"><text:span text:style-name="T9">);</text:span></text:span></text:p>
      <text:p text:style-name="Preformatted_20_Text"><text:span text:style-name="Source_20_Text"><text:span text:style-name="T9"><text:s text:c="8"/></text:span></text:span><text:span text:style-name="Source_20_Text"><text:span text:style-name="T17">throw</text:span></text:span><text:span text:style-name="Source_20_Text"><text:span text:style-name="T9"> </text:span></text:span><text:span text:style-name="Source_20_Text"><text:span text:style-name="T17">new</text:span></text:span><text:span text:style-name="Source_20_Text"><text:span text:style-name="T9"> RuntimeException();</text:span></text:span></text:p>
      <text:p text:style-name="Preformatted_20_Text"><text:span text:style-name="Source_20_Text"><text:span text:style-name="T9"><text:s text:c="4"/>}</text:span></text:span></text:p>
      <text:p text:style-name="Preformatted_20_Text"><text:span text:style-name="Source_20_Text"><text:span text:style-name="T9"><text:s text:c="4"/></text:span></text:span><text:span text:style-name="Source_20_Text"><text:span text:style-name="T17">public</text:span></text:span><text:span text:style-name="Source_20_Text"><text:span text:style-name="T9"> </text:span></text:span><text:span text:style-name="Source_20_Text"><text:span text:style-name="T17">static</text:span></text:span><text:span text:style-name="Source_20_Text"><text:span text:style-name="T9"> </text:span></text:span><text:span text:style-name="Source_20_Text"><text:span text:style-name="T19">void</text:span></text:span><text:span text:style-name="Source_20_Text"><text:span text:style-name="T9"> </text:span></text:span><text:span text:style-name="Source_20_Text"><text:span text:style-name="T21">main</text:span></text:span><text:span text:style-name="Source_20_Text"><text:span text:style-name="T9">(String </text:span></text:span><text:span text:style-name="Source_20_Text"><text:span text:style-name="T13">[]</text:span></text:span><text:span text:style-name="Source_20_Text"><text:span text:style-name="T9"> args) </text:span></text:span></text:p>
      <text:p text:style-name="Preformatted_20_Text"><text:span text:style-name="Source_20_Text"><text:span text:style-name="T9"><text:s text:c="4"/>{</text:span></text:span></text:p>
      <text:p text:style-name="Preformatted_20_Text"><text:span text:style-name="Source_20_Text"><text:span text:style-name="T9"><text:s text:c="8"/></text:span></text:span><text:span text:style-name="Source_20_Text"><text:span text:style-name="T17">try</text:span></text:span><text:span text:style-name="Source_20_Text"><text:span text:style-name="T9"> </text:span></text:span></text:p>
      <text:p text:style-name="Preformatted_20_Text"><text:span text:style-name="Source_20_Text"><text:span text:style-name="T9"><text:s text:c="8"/>{</text:span></text:span></text:p>
      <text:p text:style-name="Preformatted_20_Text"><text:span text:style-name="Source_20_Text"><text:span text:style-name="T9"><text:s text:c="12"/>System.</text:span></text:span><text:span text:style-name="Source_20_Text"><text:span text:style-name="T24">out</text:span></text:span><text:span text:style-name="Source_20_Text"><text:span text:style-name="T9">.</text:span></text:span><text:span text:style-name="Source_20_Text"><text:span text:style-name="T24">print</text:span></text:span><text:span text:style-name="Source_20_Text"><text:span text:style-name="T9">(</text:span></text:span><text:span text:style-name="Source_20_Text"><text:span text:style-name="T26">"hello "</text:span></text:span><text:span text:style-name="Source_20_Text"><text:span text:style-name="T9">);</text:span></text:span></text:p>
      <text:p text:style-name="Preformatted_20_Text"><text:span text:style-name="Source_20_Text"><text:span text:style-name="T9"><text:s text:c="12"/>badCall();</text:span></text:span></text:p>
      <text:p text:style-name="Preformatted_20_Text"><text:span text:style-name="Source_20_Text"><text:span text:style-name="T9"><text:s text:c="8"/>}</text:span></text:span></text:p>
      <text:p text:style-name="Preformatted_20_Text"><text:span text:style-name="Source_20_Text"><text:span text:style-name="T9"><text:s text:c="8"/></text:span></text:span><text:span text:style-name="Source_20_Text"><text:span text:style-name="T17">catch</text:span></text:span><text:span text:style-name="Source_20_Text"><text:span text:style-name="T9"> (Exception re ) </text:span></text:span></text:p>
      <text:p text:style-name="Preformatted_20_Text"><text:span text:style-name="Source_20_Text"><text:span text:style-name="T9"><text:s text:c="8"/>{</text:span></text:span></text:p>
      <text:p text:style-name="Preformatted_20_Text"><text:span text:style-name="Source_20_Text"><text:span text:style-name="T9"><text:s text:c="12"/>System.</text:span></text:span><text:span text:style-name="Source_20_Text"><text:span text:style-name="T24">out</text:span></text:span><text:span text:style-name="Source_20_Text"><text:span text:style-name="T9">.</text:span></text:span><text:span text:style-name="Source_20_Text"><text:span text:style-name="T24">print</text:span></text:span><text:span text:style-name="Source_20_Text"><text:span text:style-name="T9">(</text:span></text:span><text:span text:style-name="Source_20_Text"><text:span text:style-name="T26">"caught "</text:span></text:span><text:span text:style-name="Source_20_Text"><text:span text:style-name="T9">);</text:span></text:span></text:p>
      <text:p text:style-name="Preformatted_20_Text"><text:span text:style-name="Source_20_Text"><text:span text:style-name="T9"><text:s text:c="8"/>}</text:span></text:span></text:p>
      <text:p text:style-name="Preformatted_20_Text"><text:span text:style-name="Source_20_Text"><text:span text:style-name="T9"><text:s text:c="8"/></text:span></text:span><text:span text:style-name="Source_20_Text"><text:span text:style-name="T17">finally</text:span></text:span><text:span text:style-name="Source_20_Text"><text:span text:style-name="T9"> </text:span></text:span></text:p>
      <text:p text:style-name="Preformatted_20_Text"><text:span text:style-name="Source_20_Text"><text:span text:style-name="T9"><text:s text:c="8"/>{</text:span></text:span></text:p>
      <text:p text:style-name="Preformatted_20_Text"><text:span text:style-name="Source_20_Text"><text:span text:style-name="T9"><text:s text:c="12"/>System.</text:span></text:span><text:span text:style-name="Source_20_Text"><text:span text:style-name="T24">out</text:span></text:span><text:span text:style-name="Source_20_Text"><text:span text:style-name="T9">.</text:span></text:span><text:span text:style-name="Source_20_Text"><text:span text:style-name="T24">print</text:span></text:span><text:span text:style-name="Source_20_Text"><text:span text:style-name="T9">(</text:span></text:span><text:span text:style-name="Source_20_Text"><text:span text:style-name="T26">"finally "</text:span></text:span><text:span text:style-name="Source_20_Text"><text:span text:style-name="T9">);</text:span></text:span></text:p>
      <text:p text:style-name="Preformatted_20_Text"><text:span text:style-name="Source_20_Text"><text:span text:style-name="T9"><text:s text:c="8"/>}</text:span></text:span></text:p>
      <text:p text:style-name="Preformatted_20_Text"><text:span text:style-name="Source_20_Text"><text:span text:style-name="T9"><text:s text:c="8"/>System.</text:span></text:span><text:span text:style-name="Source_20_Text"><text:span text:style-name="T24">out</text:span></text:span><text:span text:style-name="Source_20_Text"><text:span text:style-name="T9">.</text:span></text:span><text:span text:style-name="Source_20_Text"><text:span text:style-name="T24">println</text:span></text:span><text:span text:style-name="Source_20_Text"><text:span text:style-name="T9">(</text:span></text:span><text:span text:style-name="Source_20_Text"><text:span text:style-name="T26">"after "</text:span></text:span><text:span text:style-name="Source_20_Text"><text:span text:style-name="T9">);</text:span></text:span></text:p>
      <text:p text:style-name="Preformatted_20_Text"><text:span text:style-name="Source_20_Text"><text:span text:style-name="T9"><text:s text:c="4"/>}</text:span></text:span><text:bookmark-end text:name="__DdeLink__365_2989882708"/><text:bookmark-end text:name="__DdeLink__277_36518219"/></text:p>
      <text:p text:style-name="Preformatted_20_Text"><text:span text:style-name="Source_20_Text"><text:span text:style-name="T4"/></text:span></text:p>
      <text:p text:style-name="P24"><text:span text:style-name="Source_20_Text"><text:span text:style-name="T6">As it is:</text:span></text:span></text:p>
      <text:p text:style-name="P24"><text:span text:style-name="Source_20_Text"><text:span text:style-name="T6"/></text:span></text:p>
      <text:p text:style-name="P24"><text:span text:style-name="Source_20_Text"><text:span text:style-name="T6">„java: reached end of file while parsing“</text:span></text:span></text:p>
      <text:p text:style-name="P24"><text:span text:style-name="Source_20_Text"><text:span text:style-name="T6"/></text:span></text:p>
      <text:p text:style-name="P24"><text:span text:style-name="Source_20_Text"><text:span text:style-name="T6">How it should be (with enough brackets):</text:span></text:span></text:p>
      <text:p text:style-name="P24"><text:span text:style-name="Source_20_Text"><text:span text:style-name="T6"/></text:span></text:p>
      <text:p text:style-name="Preformatted_20_Text"><text:span text:style-name="Source_20_Text"><text:span text:style-name="T4">„</text:span></text:span><text:span text:style-name="Source_20_Text"><text:span text:style-name="T5">hello throwing it caught finally </text:span></text:span><text:span text:style-name="Source_20_Text"><text:span text:style-name="T6">after </text:span></text:span><text:span text:style-name="Source_20_Text"><text:span text:style-name="T4">“</text:span></text:span></text:p>
      <text:p text:style-name="P10"><text:span text:style-name="Source_20_Text"><text:span text:style-name="T2">3. Output?</text:span></text:span></text:p>
      <text:p text:style-name="Preformatted_20_Text"><text:span text:style-name="Source_20_Text"><text:span text:style-name="T1"/></text:span></text:p>
      <text:p text:style-name="P18"><text:bookmark-start text:name="__DdeLink__359_2989882708"/><text:bookmark-start text:name="__DdeLink__362_2989882708"/><text:span text:style-name="T14">public</text:span><text:span text:style-name="T3"> </text:span><text:span text:style-name="T14">class</text:span><text:span text:style-name="T3"> </text:span><text:span text:style-name="T20">TestException1</text:span><text:span text:style-name="T3"> </text:span></text:p>
      <text:p text:style-name="P14">{ </text:p>
      <text:p text:style-name="P20"><text:span text:style-name="T3"><text:tab/> <text:s text:c="3"/></text:span><text:span text:style-name="T14">public</text:span><text:span text:style-name="T3"> </text:span><text:span text:style-name="T14">static</text:span><text:span text:style-name="T3"> </text:span><text:span text:style-name="T18">void</text:span><text:span text:style-name="T3"> </text:span><text:span text:style-name="T20">main</text:span><text:span text:style-name="T3">(String </text:span><text:span text:style-name="T10">[]</text:span><text:span text:style-name="T3"> args) </text:span></text:p>
      <text:p text:style-name="P14"><text:tab/> <text:s text:c="3"/>{</text:p>
      <text:p text:style-name="P20"><text:span text:style-name="T3"><text:tab/> <text:s text:c="7"/></text:span><text:span text:style-name="T14">try</text:span><text:span text:style-name="T3"> </text:span></text:p>
      <text:p text:style-name="P14"><text:tab/> <text:s text:c="7"/>{</text:p>
      <text:p text:style-name="P14"><text:tab/> <text:s text:c="11"/>badMethod(); <text:s/></text:p>
      <text:p text:style-name="P20"><text:span text:style-name="T3"><text:tab/> <text:s text:c="11"/>System.</text:span><text:span text:style-name="T23">out</text:span><text:span text:style-name="T3">.</text:span><text:span text:style-name="T23">print</text:span><text:span text:style-name="T3">(</text:span><text:span text:style-name="T25">"A"</text:span><text:span text:style-name="T3">); </text:span></text:p>
      <text:p text:style-name="P14"><text:tab/> <text:s text:c="7"/>} <text:s/></text:p>
      <text:p text:style-name="P20"><text:span text:style-name="T3"><text:tab/> <text:s text:c="7"/></text:span><text:span text:style-name="T14">catch</text:span><text:span text:style-name="T3"> (Exception ex) </text:span></text:p>
      <text:p text:style-name="P14"><text:tab/> <text:s text:c="7"/>{</text:p>
      <text:p text:style-name="P20"><text:span text:style-name="T3"><text:tab/> <text:s text:c="11"/>System.</text:span><text:span text:style-name="T23">out</text:span><text:span text:style-name="T3">.</text:span><text:span text:style-name="T23">print</text:span><text:span text:style-name="T3">(</text:span><text:span text:style-name="T25">"B"</text:span><text:span text:style-name="T3">); <text:s/></text:span></text:p>
      <text:p text:style-name="P14"><text:tab/> <text:s text:c="7"/>} </text:p>
      <text:p text:style-name="P20"><text:span text:style-name="T3"><text:tab/> <text:s text:c="7"/></text:span><text:span text:style-name="T14">finally</text:span><text:span text:style-name="T3"> </text:span></text:p>
      <text:p text:style-name="P14"><text:tab/> <text:s text:c="7"/>{</text:p>
      <text:p text:style-name="P20"><text:span text:style-name="T3"><text:tab/> <text:s text:c="11"/>System.</text:span><text:span text:style-name="T23">out</text:span><text:span text:style-name="T3">.</text:span><text:span text:style-name="T23">print</text:span><text:span text:style-name="T3">(</text:span><text:span text:style-name="T25">"C"</text:span><text:span text:style-name="T3">); </text:span></text:p>
      <text:p text:style-name="P14"><text:tab/> <text:s text:c="7"/>} </text:p>
      <text:p text:style-name="P20"><text:span text:style-name="T3"><text:tab/> <text:s text:c="7"/>System.</text:span><text:span text:style-name="T23">out</text:span><text:span text:style-name="T3">.</text:span><text:span text:style-name="T23">print</text:span><text:span text:style-name="T3">(</text:span><text:span text:style-name="T25">"D"</text:span><text:span text:style-name="T3">); </text:span></text:p>
      <text:p text:style-name="P14"><text:tab/> <text:s text:c="3"/>} <text:s/></text:p>
      <text:p text:style-name="P20"><text:span text:style-name="T3"><text:tab/> <text:s text:c="3"/></text:span><text:span text:style-name="T14">public</text:span><text:span text:style-name="T3"> </text:span><text:span text:style-name="T14">static</text:span><text:span text:style-name="T3"> </text:span><text:span text:style-name="T18">void</text:span><text:span text:style-name="T3"> </text:span><text:span text:style-name="T20">badMethod</text:span><text:span text:style-name="T3">() </text:span></text:p>
      <text:p text:style-name="P14"><text:tab/> <text:s text:c="3"/>{</text:p>
      <text:p text:style-name="P20"><text:span text:style-name="T3"><text:tab/> <text:s text:c="7"/></text:span><text:span text:style-name="T14">throw</text:span><text:span text:style-name="T3"> </text:span><text:span text:style-name="T14">new</text:span><text:span text:style-name="T3"> Error(); </text:span></text:p>
      <text:p text:style-name="P14"><text:tab/> <text:s text:c="3"/>} </text:p>
      <text:p text:style-name="P14">}<text:bookmark-end text:name="__DdeLink__362_2989882708"/><text:bookmark-end text:name="__DdeLink__359_2989882708"/></text:p>
      <text:p text:style-name="P13"/>
      <text:p text:style-name="P13">Exception in thread "main" java.lang.Error</text:p>
      <text:p text:style-name="P13"><text:tab/>at org.example.TestException<text:span text:style-name="T32">1</text:span>.badMethod(TestException<text:span text:style-name="T32">1</text:span>.java:24)</text:p>
      <text:p text:style-name="P13"><text:tab/>at org.example.TestException<text:span text:style-name="T32">1</text:span>.main(TestException<text:span text:style-name="T32">1</text:span>.java:9)</text:p>
      <text:p text:style-name="P11"/>
      <text:p text:style-name="P1"/>
      <text:p text:style-name="P5">4. Make it compile!<text:tab/></text:p>
      <text:p text:style-name="P1"/>
      <text:p text:style-name="P18"><text:bookmark-start text:name="__DdeLink__276_2989882708"/><text:span text:style-name="T14">public</text:span><text:span text:style-name="T3"> </text:span><text:span text:style-name="T14">class</text:span><text:span text:style-name="T3"> </text:span><text:span text:style-name="T20">TestException2</text:span><text:span text:style-name="T3"> </text:span></text:p>
      <text:p text:style-name="P14"><text:tab/>{ </text:p>
      <text:p text:style-name="P20"><text:span text:style-name="T3"><text:tab/> <text:s text:c="3"/></text:span><text:span text:style-name="T14">class</text:span><text:span text:style-name="T3"> </text:span><text:span text:style-name="T20">TestException</text:span><text:span text:style-name="T3"> </text:span><text:span text:style-name="T14">extends</text:span><text:span text:style-name="T3"> Exception {} <text:s/></text:span><text:span text:style-name="T22">// inner class</text:span></text:p>
      <text:p text:style-name="P20"><text:span text:style-name="T3"><text:tab/> <text:s text:c="3"/><text:tab/></text:span><text:span text:style-name="T14">public</text:span><text:span text:style-name="T3"> </text:span><text:span text:style-name="T18">void</text:span><text:span text:style-name="T3"> </text:span><text:span text:style-name="T20">runTest</text:span><text:span text:style-name="T3">() </text:span><text:span text:style-name="T14">throws</text:span><text:span text:style-name="T3"> TestException {} </text:span></text:p>
      <text:p text:style-name="P14"/>
      <text:p text:style-name="P20"><text:span text:style-name="T3"><text:tab/> <text:s text:c="3"/><text:tab/></text:span><text:span text:style-name="T14">public</text:span><text:span text:style-name="T3"> </text:span><text:span text:style-name="T18">void</text:span><text:span text:style-name="T3"> </text:span><text:span text:style-name="T20">test</text:span><text:span text:style-name="T3">()</text:span></text:p>
      <text:p text:style-name="P27"><text:tab/> <text:s text:c="3"/>{ </text:p>
      <text:p text:style-name="P27"><text:tab/> <text:s text:c="7"/>runTest(); </text:p>
      <text:p text:style-name="P27"><text:tab/> <text:s text:c="3"/>} </text:p>
      <text:p text:style-name="P14"><text:tab/>}<text:bookmark-end text:name="__DdeLink__276_2989882708"/></text:p>
      <text:p text:style-name="P11"/>
      <text:p text:style-name="P4">Our solution:</text:p>
      <text:p text:style-name="P4"/>
      <text:p text:style-name="P19"><text:span text:style-name="T7">public</text:span><text:span text:style-name="T30"> </text:span><text:span text:style-name="T15">class</text:span><text:span text:style-name="T30"> </text:span><text:span text:style-name="T7">TestException2</text:span><text:span text:style-name="T29"><text:line-break/></text:span><text:span text:style-name="T7">{</text:span><text:span text:style-name="T29"><text:line-break/></text:span><text:span text:style-name="T30"> <text:s text:c="3"/></text:span><text:span text:style-name="T15">class</text:span><text:span text:style-name="T30"> </text:span><text:span text:style-name="T7">TestException</text:span><text:span text:style-name="T30"> </text:span><text:span text:style-name="T15">extends</text:span><text:span text:style-name="T30"> </text:span><text:span text:style-name="T7">Exception</text:span><text:span text:style-name="T30"> </text:span><text:span text:style-name="T7">{}</text:span><text:span text:style-name="T30"> <text:s/></text:span><text:span text:style-name="T12">//</text:span><text:span text:style-name="T31"> </text:span><text:span text:style-name="T8">inner</text:span><text:span text:style-name="T31"> </text:span><text:span text:style-name="T16">class</text:span><text:span text:style-name="T29"><text:line-break/></text:span><text:span text:style-name="T31"> <text:s text:c="3"/></text:span><text:span text:style-name="T7">public</text:span><text:span text:style-name="T30"> </text:span><text:span text:style-name="T28">void</text:span><text:span text:style-name="T30"> </text:span><text:span text:style-name="T7">runTest()</text:span><text:span text:style-name="T30"> </text:span><text:span text:style-name="T7">throws</text:span><text:span text:style-name="T30"> </text:span><text:span text:style-name="T7">TestException</text:span><text:span text:style-name="T30"> </text:span><text:span text:style-name="T7">{}</text:span><text:span text:style-name="T29"><text:line-break/><text:line-break/></text:span><text:span text:style-name="T30"> <text:s text:c="3"/></text:span><text:span text:style-name="T7">public</text:span><text:span text:style-name="T30"> </text:span><text:span text:style-name="T28">void</text:span><text:span text:style-name="T30"> </text:span><text:span text:style-name="T7">test()</text:span><text:span text:style-name="T30"> </text:span><text:span text:style-name="T7">throws</text:span><text:span text:style-name="T30"> </text:span><text:span text:style-name="T7">TestException</text:span><text:span text:style-name="T30"> </text:span><text:span text:style-name="T7">{</text:span><text:span text:style-name="T29"><text:line-break/></text:span><text:span text:style-name="T30"> <text:s text:c="7"/></text:span><text:span text:style-name="T7">runTest();</text:span><text:span text:style-name="T29"><text:line-break/></text:span><text:span text:style-name="T30"> <text:s text:c="3"/></text:span><text:span text:style-name="T7">}</text:span><text:span text:style-name="T29"><text:line-break/></text:span><text:span text:style-name="T7">}</text:span></text:p>
      <text:p text:style-name="P28"/>
      <text:p text:style-name="P28"/>
      <text:p text:style-name="P25"/>
      <text:p text:style-name="P3"/>
      <text:p text:style-name="P6">5. When should you re-throw a caught exception?</text:p>
      <text:p text:style-name="P3"/>
      <text:p text:style-name="P29">If you want to have the possibility to do exception handling in the method calling the exception-throwing method as well as in the catch-clause.</text:p>
      <text:p text:style-name="P6">6. A banking software detects, that a certain customer ID is not in the database. Is this a) a system exception, b) a custom exception, c) no exception. </text:p>
      <text:p text:style-name="P7"/>
      <text:p text:style-name="P29">It depends on the implementation. It could be a) if e.g. IllegalArgumentException is used (we would not suggest to use that here...), but could be a custom exception („IllegalCustomerIDException“). If it is coded that way it could also throw no exception but rather print something to the screen without any exception handling.</text:p>
      <text:p text:style-name="P3"/>
      <text:p text:style-name="P3"/>
      <text:p text:style-name="P6">7. Was ist der Vorteil von Exceptions gegenüber dem Auswerten von Fehlerwerten im Return?</text:p>
      <text:p text:style-name="P7"/>
      <text:p text:style-name="P9">It can be dealt with immediately at the point it gets thrown via try/catch. Besides that, it makes code way more readable and prevents a mes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roid Sans Fallback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Droid Sans Fallback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alter </meta:initial-creator>
    <meta:creation-date>2014-10-22T20:13:51.797138385</meta:creation-date>
    <dc:date>2022-05-18T16:02:48.988798760</dc:date>
    <meta:editing-duration>PT5H34M51S</meta:editing-duration>
    <meta:editing-cycles>33</meta:editing-cycles>
    <meta:generator>LibreOffice/7.3.3.2$Linux_X86_64 LibreOffice_project/30$Build-2</meta:generator>
    <meta:print-date>2019-11-21T13:29:07.504007150</meta:print-date>
    <meta:document-statistic meta:table-count="0" meta:image-count="0" meta:object-count="0" meta:page-count="7" meta:paragraph-count="97" meta:word-count="429" meta:character-count="3189" meta:non-whitespace-character-count="2388"/>
  </office:meta>
</office:document-meta>
</file>